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Sect1" style:family="section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Heading 1">Eve Characters (GGEve) Design Ideas</text:p>
        <text:p text:style-name="Normal"/>
        <text:p text:style-name="Heading 2">Functional Designs/Ideas</text:p>
        <text:p text:style-name="Normal"/>
        <text:p text:style-name="Normal">Character Statistics</text:p>
        <text:p text:style-name="Normal"/>
        <text:p text:style-name="Normal">displays basic character info</text:p>
        <text:p text:style-name="Normal"/>
        <text:p text:style-name="Normal">Corp Chat</text:p>
        <text:p text:style-name="Normal"/>
        <text:p text:style-name="Normal">connects to an IRC server for chat</text:p>
        <text:p text:style-name="Normal">connects to a VOIP server?</text:p>
        <text:p text:style-name="Normal"/>
        <text:p text:style-name="Normal">Corp Mates Location</text:p>
        <text:p text:style-name="Normal"/>
        <text:p text:style-name="Normal">A visual map database displaying your location in relation to your corpies. <text:s/>Should be possible to turn this into some sort of corp run battlefield management tool</text:p>
        <text:p text:style-name="Normal"/>
        <text:p text:style-name="Normal">Encyclopedia</text:p>
        <text:p text:style-name="Normal"/>
        <text:p text:style-name="Normal">A general interface to the eve items, should run offline once the db is established.</text:p>
        <text:p text:style-name="Heading 2">User Interface</text:p>
        <text:p text:style-name="Normal"/>
        <text:p text:style-name="Normal">Overview Page</text:p>
        <text:p text:style-name="Normal"/>
        <text:p text:style-name="Normal">pictures go here!</text:p>
        <text:p text:style-name="Normal"/>
        <text:p text:style-name="Normal">Character Page</text:p>
        <text:p text:style-name="Normal"/>
        <text:p text:style-name="Normal">pictures go here!</text:p>
        <text:p text:style-name="Normal"/>
        <text:p text:style-name="Normal">Encyclopedia Page</text:p>
        <text:p text:style-name="Normal"/>
        <text:p text:style-name="Normal">pictures go here!</text:p>
        <text:p text:style-name="Heading 2">Database Design</text:p>
        <text:p text:style-name="Normal"/>
        <text:p text:style-name="Normal">Tables</text:p>
        <text:p text:style-name="Normal"/>
        <text:p text:style-name="Normal">Account Settings</text:p>
        <text:p text:style-name="Normal">Character Sheet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Liberation Serif" svg:font-family="Liberation Serif"/>
  </office:font-face-decls>
  <office:styles>
    <style:style style:name="Caption" style:family="paragraph" style:parent-style-name="Normal" style:next-style-name="Caption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"/>
      <style:text-properties style:font-name="Liberation Serif" fo:font-size="12pt" fo:language="en" fo:country="AU"/>
    </style:style>
    <style:style style:name="Heading" style:family="paragraph" style:parent-style-name="Normal" style:next-style-name="Text body">
      <style:paragraph-properties fo:margin-top="0.423cm" fo:margin-bottom="0.212cm" fo:keep-with-next="always"/>
      <style:text-properties style:font-name="Liberation Sans" fo:font-size="14pt"/>
    </style:style>
    <style:style style:name="Text body" style:family="paragraph" style:parent-style-name="Normal" style:next-style-name="Text body">
      <style:paragraph-properties fo:margin-top="0cm" fo:margin-bottom="0.212cm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  <meta:creation-date>2009-04-26T20:27:17</meta:creation-date>
  </office:meta>
</office:document-meta>
</file>